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rsid="0070cadb" officeooo:paragraph-rsid="00c46731"/>
    </style:style>
    <style:style style:name="P19" style:family="paragraph" style:parent-style-name="Standard_20__28_user_29_">
      <style:text-properties officeooo:paragraph-rsid="0070cadb"/>
    </style:style>
    <style:style style:name="P20" style:family="paragraph" style:parent-style-name="Subtitle">
      <style:text-properties officeooo:paragraph-rsid="0070cadb"/>
    </style:style>
    <style:style style:name="P21" style:family="paragraph" style:parent-style-name="Title">
      <style:text-properties officeooo:paragraph-rsid="0070cadb"/>
    </style:style>
    <style:style style:name="P22" style:family="paragraph" style:parent-style-name="Standard_20__28_user_29_">
      <style:text-properties officeooo:rsid="00769440" officeooo:paragraph-rsid="00769440"/>
    </style:style>
    <style:style style:name="P23" style:family="paragraph" style:parent-style-name="Title">
      <style:text-properties officeooo:rsid="00769440" officeooo:paragraph-rsid="00769440"/>
    </style:style>
    <style:style style:name="P24" style:family="paragraph" style:parent-style-name="Standard_20__28_user_29_">
      <style:text-properties officeooo:paragraph-rsid="00769440"/>
    </style:style>
    <style:style style:name="P25" style:family="paragraph" style:parent-style-name="Standard_20__28_user_29_">
      <style:text-properties officeooo:paragraph-rsid="0089e163"/>
    </style:style>
    <style:style style:name="P26" style:family="paragraph" style:parent-style-name="Subtitle">
      <style:text-properties officeooo:paragraph-rsid="0089e163"/>
    </style:style>
    <style:style style:name="P27" style:family="paragraph" style:parent-style-name="Title">
      <style:text-properties officeooo:paragraph-rsid="0089e163"/>
    </style:style>
    <style:style style:name="P28" style:family="paragraph" style:parent-style-name="Standard_20__28_user_29_">
      <style:text-properties officeooo:paragraph-rsid="008e8f2f"/>
    </style:style>
    <style:style style:name="P29" style:family="paragraph" style:parent-style-name="Subtitle">
      <style:text-properties officeooo:paragraph-rsid="008e8f2f"/>
    </style:style>
    <style:style style:name="P30" style:family="paragraph" style:parent-style-name="Standard_20__28_user_29_">
      <style:text-properties officeooo:paragraph-rsid="0098d782"/>
    </style:style>
    <style:style style:name="P31" style:family="paragraph" style:parent-style-name="Title">
      <style:text-properties officeooo:paragraph-rsid="0098d782"/>
    </style:style>
    <style:style style:name="P32" style:family="paragraph" style:parent-style-name="Standard_20__28_user_29_">
      <style:text-properties officeooo:rsid="0098d782" officeooo:paragraph-rsid="0098d782"/>
    </style:style>
    <style:style style:name="P33" style:family="paragraph" style:parent-style-name="Standard_20__28_user_29_">
      <style:text-properties officeooo:rsid="009a9fd7" officeooo:paragraph-rsid="009a9fd7"/>
    </style:style>
    <style:style style:name="P34" style:family="paragraph" style:parent-style-name="Standard_20__28_user_29_">
      <style:paragraph-properties fo:text-align="start" style:justify-single-word="false"/>
      <style:text-properties officeooo:rsid="009cb8e6" officeooo:paragraph-rsid="009cb8e6"/>
    </style:style>
    <style:style style:name="P35" style:family="paragraph" style:parent-style-name="Subtitle">
      <style:text-properties officeooo:rsid="0073fa7b" officeooo:paragraph-rsid="0073fa7b"/>
    </style:style>
    <style:style style:name="P36" style:family="paragraph" style:parent-style-name="Title">
      <style:text-properties officeooo:rsid="0089e163" officeooo:paragraph-rsid="0089e163"/>
    </style:style>
    <style:style style:name="P37" style:family="paragraph" style:parent-style-name="Title">
      <style:text-properties officeooo:rsid="008e8f2f" officeooo:paragraph-rsid="008e8f2f"/>
    </style:style>
    <style:style style:name="P38" style:family="paragraph" style:parent-style-name="Heading">
      <style:paragraph-properties fo:break-before="page"/>
      <style:text-properties style:text-underline-style="solid" style:text-underline-width="auto" style:text-underline-color="font-color"/>
    </style:style>
    <style:style style:name="P39" style:family="paragraph" style:parent-style-name="Standard_20__28_user_29_">
      <style:text-properties officeooo:rsid="009ed069" officeooo:paragraph-rsid="009ed069"/>
    </style:style>
    <style:style style:name="P40" style:family="paragraph" style:parent-style-name="Standard_20__28_user_29_">
      <style:text-properties officeooo:rsid="009f3947" officeooo:paragraph-rsid="009f3947"/>
    </style:style>
    <style:style style:name="P41" style:family="paragraph" style:parent-style-name="Standard_20__28_user_29_">
      <style:text-properties officeooo:rsid="009f5469" officeooo:paragraph-rsid="009f5469"/>
    </style:style>
    <style:style style:name="P42" style:family="paragraph" style:parent-style-name="Title">
      <style:text-properties officeooo:rsid="009f5469" officeooo:paragraph-rsid="009f5469"/>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9f5469" officeooo:paragraph-rsid="009f807b"/>
    </style:style>
    <style:style style:name="P46" style:family="paragraph" style:parent-style-name="Standard_20__28_user_29_">
      <style:text-properties officeooo:rsid="00a76d68" officeooo:paragraph-rsid="00a76d68"/>
    </style:style>
    <style:style style:name="P47" style:family="paragraph" style:parent-style-name="Title">
      <style:text-properties officeooo:rsid="00a76d68" officeooo:paragraph-rsid="00a76d68"/>
    </style:style>
    <style:style style:name="P48" style:family="paragraph" style:parent-style-name="Standard_20__28_user_29_">
      <style:text-properties officeooo:rsid="00af7227" officeooo:paragraph-rsid="00af7227"/>
    </style:style>
    <style:style style:name="P49" style:family="paragraph" style:parent-style-name="Subtitle">
      <style:text-properties officeooo:paragraph-rsid="009f5469"/>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ext_20_body_20__28_user_29_">
      <style:text-properties style:text-underline-style="none" officeooo:rsid="00cafaf2" officeooo:paragraph-rsid="00cafaf2"/>
    </style:style>
    <style:style style:name="P56" style:family="paragraph" style:parent-style-name="Text_20_body_20__28_user_29_">
      <style:text-properties style:text-underline-style="none" officeooo:rsid="00ccd682" officeooo:paragraph-rsid="00ccd682"/>
    </style:style>
    <style:style style:name="P57" style:family="paragraph" style:parent-style-name="Title">
      <style:text-properties officeooo:rsid="009f807b" officeooo:paragraph-rsid="009f807b"/>
    </style:style>
    <style:style style:name="P58" style:family="paragraph" style:parent-style-name="Title">
      <style:text-properties officeooo:rsid="00ae1d0c" officeooo:paragraph-rsid="00ae1d0c"/>
    </style:style>
    <style:style style:name="P59" style:family="paragraph" style:parent-style-name="Standard_20__28_user_29_">
      <style:text-properties officeooo:rsid="00467de1" officeooo:paragraph-rsid="003ab86f"/>
    </style:style>
    <style:style style:name="P60" style:family="paragraph" style:parent-style-name="Standard_20__28_user_29_">
      <style:text-properties officeooo:rsid="00b92db5" officeooo:paragraph-rsid="00b92db5"/>
    </style:style>
    <style:style style:name="P61" style:family="paragraph" style:parent-style-name="Standard_20__28_user_29_">
      <style:text-properties officeooo:rsid="00ba3798" officeooo:paragraph-rsid="00ba3798"/>
    </style:style>
    <style:style style:name="P62" style:family="paragraph" style:parent-style-name="Standard_20__28_user_29_">
      <style:text-properties officeooo:rsid="00be04a8" officeooo:paragraph-rsid="00be04a8"/>
    </style:style>
    <style:style style:name="P63" style:family="paragraph" style:parent-style-name="Title">
      <style:text-properties officeooo:rsid="00be04a8" officeooo:paragraph-rsid="00be04a8"/>
    </style:style>
    <style:style style:name="P64" style:family="paragraph" style:parent-style-name="Standard_20__28_user_29_">
      <style:text-properties officeooo:rsid="00bf980c" officeooo:paragraph-rsid="00bf980c"/>
    </style:style>
    <style:style style:name="P65" style:family="paragraph" style:parent-style-name="Standard_20__28_user_29_">
      <style:text-properties officeooo:rsid="00c30cbd" officeooo:paragraph-rsid="00c30cbd"/>
    </style:style>
    <style:style style:name="P66" style:family="paragraph" style:parent-style-name="Title">
      <style:text-properties officeooo:rsid="00c30cbd" officeooo:paragraph-rsid="00c30cbd"/>
    </style:style>
    <style:style style:name="P67" style:family="paragraph" style:parent-style-name="Standard_20__28_user_29_">
      <style:text-properties officeooo:paragraph-rsid="00c46731"/>
    </style:style>
    <style:style style:name="P68" style:family="paragraph" style:parent-style-name="Subtitle">
      <style:text-properties officeooo:paragraph-rsid="00c46731"/>
    </style:style>
    <style:style style:name="P69" style:family="paragraph" style:parent-style-name="Standard_20__28_user_29_">
      <style:text-properties officeooo:rsid="00c7fc57" officeooo:paragraph-rsid="00c7fc57"/>
    </style:style>
    <style:style style:name="P70" style:family="paragraph" style:parent-style-name="Standard_20__28_user_29_">
      <style:text-properties officeooo:rsid="00d2cec2" officeooo:paragraph-rsid="00d2cec2"/>
    </style:style>
    <style:style style:name="P71" style:family="paragraph" style:parent-style-name="Title">
      <style:text-properties officeooo:rsid="00d2cec2" officeooo:paragraph-rsid="00d2cec2"/>
    </style:style>
    <style:style style:name="P72" style:family="paragraph" style:parent-style-name="Standard_20__28_user_29_">
      <style:text-properties officeooo:rsid="00d3dddc" officeooo:paragraph-rsid="00d3dddc"/>
    </style:style>
    <style:style style:name="P73" style:family="paragraph" style:parent-style-name="Subtitle">
      <style:text-properties officeooo:paragraph-rsid="009f807b"/>
    </style:style>
    <style:style style:name="P74" style:family="paragraph" style:parent-style-name="Title">
      <style:text-properties officeooo:paragraph-rsid="00d2cec2"/>
    </style:style>
    <style:style style:name="P75" style:family="paragraph" style:parent-style-name="Standard_20__28_user_29_">
      <style:text-properties officeooo:rsid="00d5450a" officeooo:paragraph-rsid="00d5450a"/>
    </style:style>
    <style:style style:name="P76" style:family="paragraph" style:parent-style-name="Heading_20_1" style:master-page-name="Standard">
      <style:paragraph-properties fo:text-align="center" style:justify-single-word="false" style:page-number="auto"/>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3dddc"/>
    </style:style>
    <style:style style:name="T59" style:family="text">
      <style:text-properties officeooo:rsid="00d573a9"/>
    </style:style>
    <style:style style:name="T60" style:family="text">
      <style:text-properties officeooo:rsid="00dac3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2">BASIC </text:span><text:span text:style-name="T5">Reference</text:span></text:h>
      <text:p text:style-name="P16">At <text:s/>present this reference is in significant flux.</text:p>
      <text:p text:style-name="Title"># and $</text:p>
      <text:p text:style-name="P34">#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 </text:span><text:span text:style-name="T9">Integers are 32 bit ; Floats have a 31 bit mantissa and byte exponent.</text:span></text:p>
      <text:p text:style-name="P34"><text:span text:style-name="T8">So</text:span> variables and arrays are as follows:</text:p>
      <text:p text:style-name="P68">an_integer <text:s/><text:span text:style-name="T54">= 42</text:span></text:p>
      <text:p text:style-name="P68">a_float# <text:s/><text:span text:style-name="T54">= 3.14159</text:span></text:p>
      <text:p text:style-name="P68">a_string$ <text:span text:style-name="T54">= “Hello world”</text:span></text:p>
      <text:p text:style-name="Title">!</text:p>
      <text:p text:style-name="P67">!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text:span text:style-name="T54">m when it functions as a DOKE, writing a 16 bit value in low/high order</text:span>. </text:p>
      <text:p text:style-name="P18">It reads or writes a 16 bit address in the memory map.</text:p>
      <text:p text:style-name="Subtitle">!a = 42 <text:s/>print !a <text:s text:c="2"/>print a!b <text:s text:c="2"/>a!b=12</text:p>
      <text:p text:style-name="P21">?</text:p>
      <text:p text:style-name="P19">! is an indirection operator that does a similar job to PEEK and POKE, e.g. accesses memory. <text:span text:style-name="T18">It is the same as ? except it operates on a byte level.</text:span></text:p>
      <text:p text:style-name="P20">?a = 42 <text:s/>print ?a <text:s text:c="2"/>print a?b <text:s text:c="2"/>a?b=12</text:p>
      <text:p text:style-name="P17">$</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ext:span text:style-name="T54">Remarks should be in quotes for syntactic consistency</text:span><text:span text:style-name="T37">.</text:span></text:p>
      <text:p text:style-name="Subtitle"><text:soft-page-break/>‘ “My Program” <text:s text:c="4"/>Rem <text:s text:c="3"/>rem “Hello world”</text:p>
      <text:p text:style-name="Title">*</text:p>
      <text:p text:style-name="Standard_20__28_user_29_"><text:span text:style-name="T55">M</text:span>ultiply</text:p>
      <text:p text:style-name="Subtitle">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4">44 – 2</text:p>
      <text:p text:style-name="Title">.</text:p>
      <text:p text:style-name="Standard_20__28_user_29_">Sets the following label to the current assembler address. <text:span text:style-name="T56">So the example below sets the label ‘mylabel’ at the current address and you can write things like bra mylabel. Note also that this is an integer variable.</text:span></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5">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5">Returns the address of a l-expr, <text:span text:style-name="T15">normally this is a variable of some sort, but it can be an array element or even an indirection. (print @!42 prints 42, the address of expression !42, not that it’s useful at all ….)</text:span></text:p>
      <text:p text:style-name="P14">print @fred, @a(4)</text:p>
      <text:p text:style-name="P36">&amp;</text:p>
      <text:p text:style-name="P25">Binary and operator. This is a binary operator not a logical, e.g. it is the binary and <text:span text:style-name="T3">not</text:span> a logical and so it can return values other than true and false</text:p>
      <text:p text:style-name="P26"><text:soft-page-break/><text:span text:style-name="T17">c</text:span>ount &amp; 7</text:p>
      <text:p text:style-name="P37">^</text:p>
      <text:p text:style-name="P28">Binary exclusive or operator. This is a binary operator not a logical, e.g. it is the binary and <text:span text:style-name="T3">not</text:span> a logical and so it can return values other than true and false</text:p>
      <text:p text:style-name="P29">A <text:span text:style-name="T36">^ $</text:span>0E</text:p>
      <text:p text:style-name="P28"/>
      <text:p text:style-name="P36">|</text:p>
      <text:p text:style-name="P25">Binary or operator. This is a binary operator not a logical, e.g. it is the binary and <text:span text:style-name="T3">not</text:span> a logical and so it can return values other than true and false</text:p>
      <text:p text:style-name="P26"><text:span text:style-name="T17">r</text:span>ead.value <text:span text:style-name="T34">|</text:span> 4</text:p>
      <text:p text:style-name="Title">&lt;&lt; <text:s text:c="2"/>&gt;&gt;</text:p>
      <text:p text:style-name="P32">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23">assemble</text:p>
      <text:p text:style-name="P24"><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text:soft-page-break/>slow. <text:span text:style-name="T40">6502 mnemonics are typed as is. Two passes will normally be required by wrapping it in a for/next loop</text:span></text:p>
      <text:p text:style-name="Subtitle">Assemble $6000,1:<text:span text:style-name="T40">lda #42:sta count:rts</text:span></text:p>
      <text:p text:style-name="P69">Normally these are wrapped in a loop for the two passes for forward references.</text:p>
      <text:p text:style-name="Subtitle">For pass = 0 to 1</text:p>
      <text:p text:style-name="Subtitle">assemble $6000,pass *2</text:p>
      <text:p text:style-name="Subtitle">bra forward</text:p>
      <text:p text:style-name="Subtitle">&lt;<text:span text:style-name="T56">some code&gt;</text:span></text:p>
      <text:p text:style-name="Subtitle">.forward:rts</text:p>
      <text:p text:style-name="Subtitle">next</text:p>
      <text:p text:style-name="P69">This is almost identical to the BBC Microcomputer’s inline assembler.</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9">Turns the bitmap on or off, or clears it. Only one bitmap is used, and it is located at $10000 in F256 Memory Space. Can be postfixed with ON OFF or CLEAR &lt;colour&gt;</text:p>
      <text:p text:style-name="Subtitle">bitmap on:bitmap clear $1C</text:p>
      <text:p text:style-name="P47">char</text:p>
      <text:p text:style-name="P44">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52"><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42">circle</text:p>
      <text:p text:style-name="P41">Draws a circle, using the standard syntax. The vertical height defines the radius of the circle.</text:p>
      <text:p text:style-name="P49"><text:span text:style-name="T44">circle</text:span> <text:span text:style-name="T44">here solid</text:span> to 200,200</text:p>
      <text:p text:style-name="Title"><text:soft-page-break/>clear</text:p>
      <text:p text:style-name="P22">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8">event()</text:p>
      <text:p text:style-name="P7">Event tracks time. It is normally used to activate object movement or events in a game <text:span text:style-name="T13">or other events, and generates true at predictable rates.</text:span> <text:span text:style-name="T12">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4">One way out is to zero the event variables when leaving pause – this will cause it to fire after another 20 seconds. </text:span></text:p>
      <text:p text:style-name="P59">If the event variable is set to -1 it will never fire, so this can be used to create one shots by setting it to -1 in the conditional part of the line</text:p>
      <text:p text:style-name="Subtitle"><text:span text:style-name="T17">i</text:span>f event(event<text:span text:style-name="T27">_</text:span>move,10) then move()</text:p>
      <text:p text:style-name="Title">false</text:p>
      <text:p text:style-name="Standard_20__28_user_29_">Returns the constant zero.</text:p>
      <text:p text:style-name="Subtitle">false</text:p>
      <text:p text:style-name="Title">for <text:s text:c="4"/>to/<text:span text:style-name="T28">downto</text:span> <text:s text:c="3"/>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text:span text:style-name="T57">0</text:span>:print i:next I</text:p>
      <text:p text:style-name="Subtitle"><text:soft-page-break/>for I = 10 downto 1:print I:next</text:p>
      <text:p text:style-name="Title">frac()</text:p>
      <text:p text:style-name="P33">Return the fractional part of a number</text:p>
      <text:p text:style-name="Subtitle">print frac(3.14159)</text:p>
      <text:p text:style-name="Title">gfx</text:p>
      <text:p text:style-name="P33">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P63">hit()</text:p>
      <text:p text:style-name="P62">Tests if two sprites overlap. This is done using a box test based on the size of the sprite (e.g. 8x8,16x16,24x24,32x32)</text:p>
      <text:p text:style-name="P62">The value returned is zero for no collision, or the lower of the two coordinate differences from the centre, approximately.</text:p>
      <text:p text:style-name="P64">This only works if sprites are positioned via the graphics system ; there is no way of reading Sprite memory to ascertain where the physical sprites are.</text:p>
      <text:p text:style-name="Subtitle">print hit(1,2)</text:p>
      <text:p text:style-name="Title">if <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3">The instruction does not have to all be on the same line.</text:span></text:p>
      <text:p text:style-name="Subtitle"><text:span text:style-name="T17">i</text:span>f age &lt; 18:print “Child”:else:print “Adult”:endif</text:p>
      <text:p text:style-name="P51"><text:soft-page-break/>image</text:p>
      <text:p text:style-name="P43">Draws a <text:span text:style-name="T46">possibly scaled or flipped sprite image on the bitmap</text:span>, using the standard syntax. <text:span text:style-name="T46">Flipping is done using bits 7 and 6 of the mode (e.g. $80 and $40) in the colour option. </text:span><text:span text:style-name="T60">This requires both sprites and bitmap to be on.</text:span></text:p>
      <text:p text:style-name="P50">image 4 dim 3 colour 0,$80 to 100,100</text:p>
      <text:p text:style-name="Title">input</text:p>
      <text:p text:style-name="P75">Input uses the same syntax as print, except that where there is a variable a value is entered into that variable, rather than the variable being printed.</text:p>
      <text:p text:style-name="Subtitle"><text:span text:style-name="T17">i</text:span>nput a$</text:p>
      <text:p text:style-name="Title">int<text:span text:style-name="T41">()</text:span></text:p>
      <text:p text:style-name="P33">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joyb()</text:p>
      <text:p text:style-name="P60">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60">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oft-page-break/><text:span text:style-name="T17">l</text:span>en(“Hello, World”)</text:p>
      <text:p text:style-name="Title">let</text:p>
      <text:p text:style-name="Standard_20__28_user_29_">Assignment statement. <text:span text:style-name="T10">The LET is optional. </text:span><text:span text:style-name="T11">You can also use @a where a is a reference ; so ptr = @a ; @ptr = 42 is the same in practice as a = 42.</text:span></text:p>
      <text:p text:style-name="Subtitle"><text:span text:style-name="T17">l</text:span>et a = 42 <text:s text:c="3"/>a$=”Hello” <text:span text:style-name="T32">a#=22.7</text:span></text:p>
      <text:p text:style-name="P57">line</text:p>
      <text:p text:style-name="P45">Draws a <text:span text:style-name="T45">line</text:span>, using the standard syntax</text:p>
      <text:p text:style-name="P73"><text:s/><text:span text:style-name="T45">line</text:span> 100,100 colour $<text:span text:style-name="T45">e0</text:span> to 200,200</text:p>
      <text:p text:style-name="Title">list</text:p>
      <text:p text:style-name="Standard_20__28_user_29_">Lists the program. <text:s/><text:span text:style-name="T59">It is possible to list any part of the program using the line numbers, or list a procedure by name.</text:span></text:p>
      <text:p text:style-name="Subtitle"><text:span text:style-name="T17">l</text:span>ist<text:tab/> <text:s text:c="2"/><text:span text:style-name="T17">l</text:span>ist 1000<text:tab/> <text:s/><text:span text:style-name="T17">l</text:span>ist <text:span text:style-name="T33">100,200 list ,400 </text:span></text:p>
      <text:p text:style-name="Subtitle">list myfunctio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7">l</text:span>ocal test$,count</text:p>
      <text:p text:style-name="Title">max() min()</text:p>
      <text:p text:style-name="P61">Returns the largest or smallest of the parameters, there can be any number of these (at least one). <text:span text:style-name="T52">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oft-page-break/><text:span text:style-name="T17">n</text:span>ew</text:p>
      <text:p text:style-name="Title">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66">palette</text:p>
      <text:p text:style-name="P65">Sets the graphics palette. The parameters are the colour id and the red, green and blue graphics component. On start up, the palette is rrrgggbb</text:p>
      <text:p text:style-name="Subtitle">palette 1,255,128,0</text:p>
      <text:p text:style-name="P71">playing</text:p>
      <text:p text:style-name="P70">Returns true if a channel is currently playing a sound.</text:p>
      <text:p text:style-name="Subtitle">Print playing(0)</text:p>
      <text:p text:style-name="P74">plot</text:p>
      <text:p text:style-name="P48">Plot a point in the current colour using the standard syntax</text:p>
      <text:p text:style-name="Subtitle">plot to 100,200</text:p>
      <text:p text:style-name="P27"><text:s/>print</text:p>
      <text:p text:style-name="P25">Prints to the current output device, either strings or <text:span text:style-name="T39">number</text:span>s (which are preceded by a space). Print a ‘ goes to the next line. Print a , goes to the next tab stop. A return is printed unless the command ends in ; or , . </text:p>
      <text:p text:style-name="P26"><text:span text:style-name="T17">p</text:span>rint 42,”Hello”’”World”</text:p>
      <text:p text:style-name="P31">proc endproc</text:p>
      <text:p text:style-name="P30">Simple procedures. These should be used rather than gosub. Or else. <text:s/>The empty brackets are mandatory even if there aren’t any parameters (the aim is to use value parameters).</text:p>
      <text:p text:style-name="P12">print<text:span text:style-name="T24">M</text:span>essage(“Hello”,42)</text:p>
      <text:p text:style-name="P30"><text:tab/><text:tab/><text:tab/><text:tab/>….</text:p>
      <text:p text:style-name="P12"><text:span text:style-name="T17">p</text:span>roc prin<text:span text:style-name="T24">tM</text:span>essage(msg$,n)</text:p>
      <text:p text:style-name="P13"><text:span text:style-name="T17">p</text:span>rint msg$+“World <text:s/>x “+str$(n)</text:p>
      <text:p text:style-name="P12"><text:span text:style-name="T17">e</text:span>ndproc</text:p>
      <text:p text:style-name="Title"><text:soft-page-break/>rnd() <text:s text:c="5"/>random()</text:p>
      <text:p text:style-name="Standard_20__28_user_29_">Generates random numbers. This has two forms, which is still many fewer than Odo. <text:span text:style-name="T34">Rnd() behaves like Microsoft Basic, Negative numbers set the seed, <text:s/>0 repeats 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33">Reads from DATA statements the types must match. For syntactic consistency, string data must be in quote marks</text:p>
      <text:p text:style-name="Subtitle">read a$,b <text:s/>data “Hello world” data 59</text:p>
      <text:p text:style-name="Title">rect</text:p>
      <text:p text:style-name="P41">Draws a rectangle, using the standard syntax</text:p>
      <text:p text:style-name="Subtitle">rect 100,100 colour $FF to 200,200</text:p>
      <text:p text:style-name="Title">restore</text:p>
      <text:p text:style-name="P33">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4">_</text:span>a<text:span text:style-name="T34">_</text:span>pint()</text:p>
      <text:p text:style-name="P11">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text:soft-page-break/>sgn() </text:p>
      <text:p text:style-name="Standard_20__28_user_29_">Returns the sign of an <text:span text:style-name="T35">numb</text:span>er, which is -1 0 or 1 depending on the value.</text:p>
      <text:p text:style-name="Subtitle"><text:span text:style-name="T17">S</text:span>gn(42)</text:p>
      <text:p text:style-name="P71">sound</text:p>
      <text:p text:style-name="P70">Generates a sound on one of the channels. There are four channels, corresponding to the. Channel <text:span text:style-name="T58">3</text:span> is a noise channel, channels <text:span text:style-name="T58">0-2</text:span> are simple square wave channels generating one note each. </text:p>
      <text:p text:style-name="P70">Sound has two forms</text:p>
      <text:p text:style-name="Subtitle">sound 1,<text:span text:style-name="T58">5</text:span>00,10</text:p>
      <text:p text:style-name="P70">generates a sound of pitch 1000 which runs for about 10 ticks (one tick is about 0.5s). <text:span text:style-name="T58">The actual frequency is 111,563 / &lt;pitch value&gt;. The pitch value can be from 1 to 1023</text:span></text:p>
      <text:p text:style-name="P72">Sounds can be queued up , so you can play 3 notes in a row e.g.</text:p>
      <text:p text:style-name="Subtitle">sound 1,1000,10:sound 1,500,10:sound 1,250,10</text:p>
      <text:p text:style-name="P72">An adjuster value can be added which adds a constant to the pitch every tick, which allows the creation of some simple warpy effects.</text:p>
      <text:p text:style-name="Subtitle">Sound 1,500,10,10</text:p>
      <text:p text:style-name="P72">Creates a tone which drops as it plays (higher pitch values are lower frequency values)</text:p>
      <text:p text:style-name="P72">Channel 3 operates slightly differently. It generates noises which can be modulated by channel 2- see the SN76489 data sheet.</text:p>
      <text:p text:style-name="P72">However, there are currently 8 sounds, which are accessed by the pitch being 16 times the sound number.</text:p>
      <text:p text:style-name="Subtitle">Sound 3,6*16,10</text:p>
      <text:p text:style-name="P72">Is an explosiony sort of sound. You can just use the constant 96 of course instead.</text:p>
      <text:p text:style-name="P72">Finally this turns off all sound and empties the queues.</text:p>
      <text:p text:style-name="Subtitle">Sound off</text:p>
      <text:p text:style-name="Title">spc()</text:p>
      <text:p text:style-name="P33">Return a string consisting of a given number of spaces</text:p>
      <text:p text:style-name="Subtitle">a$ = spc(32)</text:p>
      <text:p text:style-name="Title"><text:soft-page-break/>sprite</text:p>
      <text:p text:style-name="P46">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40">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9">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11"><text:soft-page-break/><text:span text:style-name="T17">w</text:span>hile wife<text:span text:style-name="T36">_</text:span>very<text:span text:style-name="T36">_</text:span>cross</text:p>
      <text:p text:style-name="P9">buy<text:span text:style-name="T36">_</text:span>flowers()</text:p>
      <text:p text:style-name="P10">grovel()</text:p>
      <text:p text:style-name="P11">wend</text:p>
      <text:p text:style-name="P38">Graphics Modifiers <text:span text:style-name="T49">and Actions</text:span></text:p>
      <text:p text:style-name="P53">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50">which is set up as <text:s/>RRRGGGBB.</text:span></text:p>
          </table:table-cell>
        </table:table-row>
      </table:table>
      <text:p text:style-name="P55"/>
      <text:p text:style-name="P55">The range of values for draw commands is 0–319 and normally 0–239, though there is a VGA mode which is 320x200 (in which case it would be 0-199)</text:p>
      <text:p text:style-name="P56">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4</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46</meta:editing-cycles>
    <meta:creation-date>2020-04-01T13:44:00</meta:creation-date>
    <dc:date>2022-11-27T20:22:06.596336643</dc:date>
    <meta:editing-duration>PT3H37M52S</meta:editing-duration>
    <meta:generator>LibreOffice/7.4.3.2$Linux_X86_64 LibreOffice_project/40$Build-2</meta:generator>
    <meta:document-statistic meta:table-count="1" meta:image-count="0" meta:object-count="0" meta:page-count="14" meta:paragraph-count="305" meta:word-count="2983" meta:character-count="16349" meta:non-whitespace-character-count="13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